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568f" officeooo:paragraph-rsid="001b568f"/>
    </style:style>
    <style:style style:name="P2" style:family="paragraph" style:parent-style-name="Title">
      <style:text-properties officeooo:rsid="001b568f" officeooo:paragraph-rsid="001b568f"/>
    </style:style>
    <style:style style:name="P3" style:family="paragraph" style:parent-style-name="Text_20_body">
      <style:text-properties officeooo:rsid="001b568f" officeooo:paragraph-rsid="001b568f"/>
    </style:style>
    <style:style style:name="P4" style:family="paragraph" style:parent-style-name="Text_20_body">
      <style:text-properties officeooo:rsid="0021c25b" officeooo:paragraph-rsid="0021c2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o are we</text:p>
      <text:p text:style-name="P1"/>
      <text:p text:style-name="P1">我們是什麼</text:p>
      <text:p text:style-name="P1"/>
      <text:p text:style-name="P1">人類就是不知來路</text:p>
      <text:p text:style-name="P1">也不知歸途</text:p>
      <text:p text:style-name="P1">有智商</text:p>
      <text:p text:style-name="P1">但卻不知道自己沒那麼聰明的自負生物</text:p>
      <text:p text:style-name="P1">因爲有一點智商才容易被忽悠</text:p>
      <text:p text:style-name="P1"/>
      <text:p text:style-name="P1">生命是一場上癮的大腦虛擬遊戲</text:p>
      <text:p text:style-name="P1">人類到死都不知道自己是什麼</text:p>
      <text:p text:style-name="P1"/>
      <text:p text:style-name="P1"/>
      <text:p text:style-name="P1">天下武功爲快不破</text:p>
      <text:p text:style-name="P1">但最快的是讀腦</text:p>
      <text:p text:style-name="P1">知道你的下幾步</text:p>
      <text:p text:style-name="P1">我們在讀腦的對象面前</text:p>
      <text:p text:style-name="P1">就像是一段程序</text:p>
      <text:p text:style-name="P1"/>
      <text:p text:style-name="P1"/>
      <text:p text:style-name="P1">腦控是否真的存在？</text:p>
      <text:p text:style-name="P1">存在，但不是宇宙之內的技術</text:p>
      <text:p text:style-name="P1">微波腦控可能只是一種幌子</text:p>
      <text:p text:style-name="P1">是爲了掩蓋宇宙之外的祕密</text:p>
      <text:p text:style-name="P1">即人類本來就是被腦控的大腦遊戲</text:p>
      <text:p text:style-name="P1">人的起心動念都是可以被操縱的</text:p>
      <text:p text:style-name="P1">這世界有一種特殊人羣</text:p>
      <text:p text:style-name="P1">即克隆人</text:p>
      <text:p text:style-name="P1"><text:soft-page-break/>他們可以讀人腦</text:p>
      <text:p text:style-name="P1">但同時他們也是被嚴格控制的人</text:p>
      <text:p text:style-name="P1">他們的心臟可以被腦控控制</text:p>
      <text:p text:style-name="P1">美國CIA有一套慣用的魔術騙術</text:p>
      <text:p text:style-name="P1">用於誤導大衆</text:p>
      <text:p text:style-name="P1">用一堆垃圾謊言來掩蓋真相</text:p>
      <text:p text:style-name="P4">或者故意創造兩個似是而非的對立面，讓你們忙着去討論</text:p>
      <text:p text:style-name="P4">比如討論當下的（僞）民主與專治，把政客推到前臺，資本卻躲得很深</text:p>
      <text:p text:style-name="P4">坐起了百年的有實權的皇帝家族</text:p>
      <text:p text:style-name="P1">在利用宣傳手段和工具</text:p>
      <text:p text:style-name="P1">對大衆洗腦</text:p>
      <text:p text:style-name="P1">讓人覺得相信一些祕密是一種心理不正常</text:p>
      <text:p text:style-name="P1">上帝最好的加密</text:p>
      <text:p text:style-name="P1">不是什麼加密算法</text:p>
      <text:p text:style-name="P1">而是操縱人的認知</text:p>
      <text:p text:style-name="P1">然後真相放在你面前，你都不會相信</text:p>
      <text:p text:style-name="P1">因爲誰都怕被嘲笑成特朗普</text:p>
      <text:p text:style-name="P1">上帝是最厲害的魔術師</text:p>
      <text:p text:style-name="P1">人類的一點點智商總是把上帝人格化</text:p>
      <text:p text:style-name="P1">但實際上是，我們的智商之於未知的智商就如滴水之於江河湖海</text:p>
      <text:p text:style-name="P1">我們對自己的來源都不瞭解，更何談什麼智商！</text:p>
      <text:p text:style-name="P1"/>
      <text:p text:style-name="P1">因此CIA那個什麼腦控的計劃</text:p>
      <text:p text:style-name="P1">可能是官方背書的騙術</text:p>
      <text:p text:style-name="P1">這點可以從其聘用魔術師來培訓其內部成員可以知一二</text:p>
      <text:p text:style-name="P1">而他們對付內部人員爆料最常用的手段</text:p>
      <text:p text:style-name="P1">也是污名化之</text:p>
      <text:p text:style-name="P1">動用宣傳工具，或拍電影等等，把祕密寫在電影情節裏</text:p>
      <text:p text:style-name="P1">讓人不會去相信那些是真的事實</text:p>
      <text:p text:style-name="P1">這次更是動用所謂科學的名義來掩蓋一些真相</text:p>
      <text:p text:style-name="P1"><text:soft-page-break/>這真相就是人類的和宇宙的本質</text:p>
      <text:p text:style-name="P1">其根本就是要掩蓋外星人和每個人都本來就可以被腦控的祕密</text:p>
      <text:p text:style-name="P1">根本不需要什麼藥物或者微波</text:p>
      <text:p text:style-name="P1">微波或許是可以和大腦通信</text:p>
      <text:p text:style-name="P1">但要遠距離讀腦和心靈感應</text:p>
      <text:p text:style-name="P1">恐怕要迴歸到生命和宇宙的本質，才能解釋這技術</text:p>
      <text:p text:style-name="P1">即這種操縱心智的讀腦，不是宇宙內的技術</text:p>
      <text:p text:style-name="P1">就像量子糾纏的現象一樣</text:p>
      <text:p text:style-name="P1">兩個互相感應的粒子能通過超光速的信號傳輸</text:p>
      <text:p text:style-name="P1">只能說是從另一個維度來傳輸</text:p>
      <text:p text:style-name="P1">即這宇宙之外的維度</text:p>
      <text:p text:style-name="P1">當宇宙是虛擬的腦遊戲時</text:p>
      <text:p text:style-name="P1">這一切現象都能輕而易舉地說明</text:p>
      <text:p text:style-name="P1">而UFO的任意軌跡飛行，且不和空氣發生任何作用</text:p>
      <text:p text:style-name="P1">正是最好的宇宙是虛擬遊戲的證明</text:p>
      <text:p text:style-name="P1"/>
      <text:p text:style-name="P1">佛教的若見諸相非相，便見如來</text:p>
      <text:p text:style-name="P1">就是另一個流傳千年卻很難被人理解的話</text:p>
      <text:p text:style-name="P1">所謂的現代人都很難相信和理解，更何況是古代民衆</text:p>
      <text:p text:style-name="P1"/>
      <text:p text:style-name="P1">我們一直沉溺於大腦的遊戲中</text:p>
      <text:p text:style-name="P1">經過幾百上千年的洗腦</text:p>
      <text:p text:style-name="P1">很難相信這一個顛覆性的認知</text:p>
      <text:p text:style-name="P1">這是要跳出宇宙之外去看宇宙真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09:39:07.902429925</meta:creation-date>
    <meta:generator>LibreOffice/6.4.7.2$Linux_X86_64 LibreOffice_project/40$Build-2</meta:generator>
    <dc:date>2022-11-13T16:45:58.961808678</dc:date>
    <meta:editing-duration>PT10M38S</meta:editing-duration>
    <meta:editing-cycles>11</meta:editing-cycles>
    <meta:document-statistic meta:table-count="0" meta:image-count="0" meta:object-count="0" meta:page-count="3" meta:paragraph-count="73" meta:word-count="968" meta:character-count="981" meta:non-whitespace-character-count="979"/>
  </office:meta>
</office:document-meta>
</file>